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4342" officeooo:paragraph-rsid="002f4342" style:font-size-asian="16pt" style:font-name-complex="IRRoya1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1" style:font-size-complex="16pt" style:font-style-complex="normal" style:font-weight-complex="bold"/>
    </style:style>
    <style:style style:name="P4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46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 officeooo:rsid="002d4299"/>
    </style:style>
    <style:style style:name="T15" style:family="text">
      <style:text-properties officeooo:rsid="002d59b5"/>
    </style:style>
    <style:style style:name="T16" style:family="text">
      <style:text-properties style:font-name="Chilanka1" officeooo:rsid="002e70e9"/>
    </style:style>
    <style:style style:name="T17" style:family="text">
      <style:text-properties style:font-name="Chilanka" officeooo:rsid="002e70e9"/>
    </style:style>
    <style:style style:name="T18" style:family="text">
      <style:text-properties officeooo:rsid="002edd8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f4342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weight-asian="normal"/>
    </style:style>
    <style:style style:name="T23" style:family="text">
      <style:text-properties officeooo:rsid="002f4342"/>
    </style:style>
    <style:style style:name="T24" style:family="text">
      <style:text-properties officeooo:rsid="002fcc8f"/>
    </style:style>
    <style:style style:name="T25" style:family="text">
      <style:text-properties style:font-name="IRRoya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46"><text:span text:style-name="T26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46"><text:span text:style-name="T26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0">Page 8:</text:p>
      <text:p text:style-name="P33">All rights … Hands up ! --- Look out! They’re coming back! </text:p>
      <text:p text:style-name="P33">Let’s get out of here ! --- Don’t worry, We’’ll make sure of him next time.</text:p>
      <text:p text:style-name="P33">Come on, Snowy, we must get moving. </text:p>
      <text:p text:style-name="P33">You have some brilliant ideas, Snowy. But don’t let them run away with you !</text:p>
      <text:p text:style-name="P33"><text:soft-page-break/>Hello … Ja… Doctor M<text:span text:style-name="T14">ü</text:span><text:span text:style-name="T13">ler speaking … So, it is you … What ? … Tintin on our trail … Kruziturcken! We shall have to keep our eyes open.</text:span></text:p>
      <text:p text:style-name="P31">Page <text:s/>9:</text:p>
      <text:p text:style-name="P34">Hello, the wrekage of the plane that crashed last night. Come on, let’s have a look.</text:p>
      <text:p text:style-name="P34">What a mess. What happened to the pilot ? - Don’t khnow, sir. We found this lot this morning. No sign of the crew. They must have baled out when they ran into trouble.</text:p>
      <text:p text:style-name="P34">It’s the plane I saw yesterday. Definitely. But I shan’t learn much from this pile of scrap – metal. --- Snowy! --- Snowy’s on to something !</text:p>
      <text:p text:style-name="P34">He’s picked up a scent; it must be the crew.</text:p>
      <text:p text:style-name="P35">There isn’t a dog in the world like him. <text:span text:style-name="T15">He can smell out a crook a mile away. </text:span></text:p>
      <text:p text:style-name="P36">Better be on our guard; We must be getting close. </text:p>
      <text:p text:style-name="P36">Careful … Mustn’t take any risks. --- Here we go! He’s found something.</text:p>
      <text:p text:style-name="P32">Page 10:</text:p>
      <text:p text:style-name="P36">Aren’t you ashamed, wasting our time bone-hunting. Here, give it to me. </text:p>
      <text:p text:style-name="P36">I’ve told you dozens of times, you’re not to chew filthy old bones.</text:p>
      <text:p text:style-name="P36">Here, Snowy! Come here at once ! --- WOOAH – WOOAH ! WOOAH !</text:p>
      <text:p text:style-name="P36">Strange … He really does want me to follow him.</text:p>
      <text:p text:style-name="P36"><text:soft-page-break/>I’ll come. But woe betide you if it’s just another bone.</text:p>
      <text:p text:style-name="P36">Flying jackets! Those thugs from the plane must have hidden them.</text:p>
      <text:p text:style-name="P36">Too much to hope, they’d leave anything in the packets.</text:p>
      <text:p text:style-name="P36">Aha! Look there! Some scraps of paper. Something’s been torn up. Perhaps this will give us a lead.</text:p>
      <text:p text:style-name="P36">I’ve always liked puzzles, and this time I’ve got a real one !</text:p>
      <text:p text:style-name="P32">Page 11:</text:p>
      <text:p text:style-name="P36">That’s done it. --- <text:span text:style-name="T16">Eastdown Sussex m</text:span><text:span text:style-name="T17">ü</text:span><text:span text:style-name="T16">ller zf r. 24t 1h.</text:span></text:p>
      <text:p text:style-name="P37">Hmm. Not much help. What on earth it lean? … --- Oh, Snowy, not again !</text:p>
      <text:p text:style-name="P37">… and let that be an end of bones for today! --- OUCH !</text:p>
      <text:p text:style-name="P37">Can’t you look what you’re doing? … Anyway, You’re trespassing; this is private property. - I’m sorry. I didn’t know. I lost my way …</text:p>
      <text:p text:style-name="P37">All right this time. But don’t let me catch you again. Take the river, Cross the bridge, and you’ll see the main road.</text:p>
      <text:p text:style-name="P37">Snowy! Are trying to make a fool of me? --- There’s the road.</text:p>
      <text:p text:style-name="P37">It must be a couple of miles to Eastdown.</text:p>
      <text:p text:style-name="P29">Page 12:</text:p>
      <text:p text:style-name="P39"><text:soft-page-break/>No one about. I’ll take a look around. --- <text:span text:style-name="T18">WOOf WOOF --- WOOF! WOOF!</text:span></text:p>
      <text:p text:style-name="P40">I’m done for! --- <text:span text:style-name="T19">WOOF ! WOOF !</text:span> --- WOOF !! WOOF !! --- WOOF !! WOOF !!</text:p>
      <text:p text:style-name="P40">Snowy! Snowy! He’’l be eaten alive ! -WOOF ! --- WOOOO – OAH ! - GRRR</text:p>
      <text:p text:style-name="P44">page 13:</text:p>
      <text:p text:style-name="P40">Here, Snowy! Come here! --- We must get out. The dog may have raised the alarm.</text:p>
      <text:p text:style-name="P40">YEOW! --- A man – trap ! </text:p>
      <text:p text:style-name="P40"><text:span text:style-name="T19">RRRING</text:span> – Ach so! Someone is caught in trap number nine. Let us take a look. - <text:span text:style-name="T19">!</text:span><text:span text:style-name="T22"> </text:span></text:p>
      <text:p text:style-name="P40">What a pleasant surprise! Tintin <text:span text:style-name="T23">himself, come specially to see me. </text:span><text:span text:style-name="T20">?</text:span></text:p>
      <text:p text:style-name="P41">Release him, Ivan. He won’t run. --- Let the car out. We’re leaving at once.</text:p>
      <text:p text:style-name="P41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1">… but after eight hours of … special treatment, they are unlikely to recover. Excuse me: I must make a telephone call then I shall be entirely at your service. - I wonder …</text:p>
      <text:p text:style-name="P41">Hello, Horncliffe ? … I have a young patient for you … hghly … er … dangerous. He will require treatment B … You understand? Good ! - … a burning log?</text:p>
      <text:p text:style-name="P41">Got one ... hold it against the rope … - As usual, he seems entirely sane, but … after the treatment … you follow me ?</text:p>
      <text:p text:style-name="P41"><text:soft-page-break/>There ! --- And there! ---<text:span text:style-name="T24">Quick my automatic!</text:span></text:p>
      <text:p text:style-name="P45">Page 14:</text:p>
      <text:p text:style-name="P42">Kruzit<text:span text:style-name="T25">ü</text:span>rcken ! It’s empty! --- Ivan’s gun … and it’s still loaded ! --- Ach, I have him now !</text:p>
      <text:p text:style-name="P45">Page 15:</text:p>
      <text:p text:style-name="P43">FIRE ! FIRE ! <text:span text:style-name="T21">--- Himmel ! That burning log I threw: it set the room alight!</text:span></text:p>
      <text:p text:style-name="P43"><text:span text:style-name="T21">Fire ? Is it a real alarm, or just a trick to make me open the door?</text:span></text:p>
      <text:p text:style-name="P42">What’s the matter? I feel dead tired … Come on, this is no time to fall asleep .. I simply must …</text:p>
      <text:p text:style-name="P45">page 16:</text:p>
      <text:p text:style-name="P42">Look there! … A fire ! - That’s Dr M<text:span text:style-name="T25">ü</text:span>ller’s place burning! --- Fire crew ready for duty! - Good!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3-02-24T11:34:46.664394623</dc:date>
    <meta:editing-duration>PT3H36M49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10" meta:paragraph-count="132" meta:word-count="1927" meta:character-count="9354" meta:non-whitespace-character-count="7532"/>
  </office:meta>
</office:document-meta>
</file>